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4"/>
    <style:style style:name="ce3" style:family="table-cell" style:parent-style-name="Default" style:data-style-name="N11"/>
    <style:style style:name="ce4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ire</text:p>
          </table:table-cell>
          <table:table-cell table:number-columns-repeated="2"/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 pi eps l / acosh (d/a)</text:p>
          </table:table-cell>
          <table:table-cell table:number-columns-repeated="2"/>
          <table:table-cell office:value-type="string" calcext:value-type="string">
            <text:p>eps A/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ar diameter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jar diameter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style-name="ce1" table:formula="of:=[.D5]*[.D6]*PI()" office:value-type="float" office:value="0.502654824574367" calcext:value-type="float">
            <text:p>0.50</text:p>
          </table:table-cell>
          <table:table-cell/>
          <table:table-cell office:value-type="string" calcext:value-type="string">
            <text:p>l</text:p>
          </table:table-cell>
          <table:table-cell table:style-name="ce1" table:formula="of:=[.G6]*PI()" office:value-type="float" office:value="0.251327412287183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ce2" office:value-type="float" office:value="0.001" calcext:value-type="float">
            <text:p>0.0010</text:p>
          </table:table-cell>
          <table:table-cell/>
          <table:table-cell office:value-type="string" calcext:value-type="string">
            <text:p>d</text:p>
          </table:table-cell>
          <table:table-cell table:style-name="ce2" office:value-type="float" office:value="0.0005" calcext:value-type="float">
            <text:p>0.0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2" office:value-type="float" office:value="0.0005" calcext:value-type="float">
            <text:p>0.0005</text:p>
          </table:table-cell>
          <table:table-cell/>
          <table:table-cell office:value-type="string" calcext:value-type="string">
            <text:p>w</text:p>
          </table:table-cell>
          <table:table-cell table:style-name="ce2" office:value-type="float" office:value="0.02" calcext:value-type="float">
            <text:p>0.0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0</text:p>
          </table:table-cell>
          <table:table-cell office:value-type="float" office:value="8.854" calcext:value-type="float">
            <text:p>8.85</text:p>
          </table:table-cell>
          <table:table-cell/>
          <table:table-cell office:value-type="string" calcext:value-type="string">
            <text:p>E0</text:p>
          </table:table-cell>
          <table:table-cell office:value-type="float" office:value="8.854" calcext:value-type="float">
            <text:p>8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 pf /m</text:p>
          </table:table-cell>
          <table:table-cell table:formula="of:=[.D11]*[.D10]/ACOSH([.D8]/[.D9])" office:value-type="float" office:value="15.1269072811804" calcext:value-type="float">
            <text:p>15.13</text:p>
          </table:table-cell>
          <table:table-cell/>
          <table:table-cell office:value-type="string" calcext:value-type="string">
            <text:p>Cap pf /m</text:p>
          </table:table-cell>
          <table:table-cell table:formula="of:=[.G10]*[.G11]*[.G7]*[.G9]/[.G8]" office:value-type="float" office:value="200.272761755165" calcext:value-type="float">
            <text:p>200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 pf</text:p>
          </table:table-cell>
          <table:table-cell table:formula="of:=[.D12]*[.D7]" office:value-type="float" office:value="7.60361292577444" calcext:value-type="float">
            <text:p>7.6</text:p>
          </table:table-cell>
          <table:table-cell/>
          <table:table-cell office:value-type="string" calcext:value-type="string">
            <text:p>Cap pf</text:p>
          </table:table-cell>
          <table:table-cell table:formula="of:=[.G12]*[.G7]" office:value-type="float" office:value="50.3340349635331" calcext:value-type="float">
            <text:p>50.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esired pf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quare side</text:p>
          </table:table-cell>
          <table:table-cell table:style-name="ce4" table:formula="of:=SQRT([.G15]/[.G11]/[.G10]*[.G8])" office:value-type="float" office:value="0.0613577765954634" calcext:value-type="float">
            <text:p>0.06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lass</text:p>
          </table:table-cell>
          <table:table-cell office:value-type="string" calcext:value-type="string">
            <text:p>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n delta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0.0003" calcext:value-type="float">
            <text:p>0.0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ss R</text:p>
          </table:table-cell>
          <table:table-cell table:formula="of:=[.D21]*[.D20]" office:value-type="float" office:value="1.2" calcext:value-type="float">
            <text:p>1.2</text:p>
          </table:table-cell>
          <table:table-cell table:formula="of:=[.E21]*[.E20]" office:value-type="float" office:value="0.036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op efficiency</text:p>
          </table:table-cell>
          <table:table-cell table:style-name="ce3" table:formula="of:=0.02/(0.02+[.D22])" office:value-type="percentage" office:value="0.0163934426229508" calcext:value-type="percentage">
            <text:p>1.64%</text:p>
          </table:table-cell>
          <table:table-cell table:style-name="ce3" table:formula="of:=0.02/(0.02+[.E22])" office:value-type="percentage" office:value="0.357142857142857" calcext:value-type="percentage">
            <text:p>35.71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0000-00-00T00:00:01.929280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6</meta:editing-cycles>
    <meta:generator>LibreOffice/4.1.2.3$Windows_x86 LibreOffice_project/40b2d7fde7e8d2d7bc5a449dc65df4d08a7dd38</meta:generator>
    <dc:date>2014-08-29T23:03:10.252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